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8.42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page" style:column-width="19.05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58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3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8.89mm" fo:break-before="auto" style:use-optimal-row-height="fals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5f_作業要點之表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7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6" office:value-type="string" office:string-value="      中 華 民 國 98 年 11 月 份" calcext:value-type="string">
              <text:p><text:s text:c="7"/>中 華 民 國 98 年 11 月 份 </text:p>
            </table:table-cell>
            <table:table-cell table:style-name="ce13" table:number-columns-repeated="10"/>
            <table:table-cell table:style-name="ce43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7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7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40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40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11092" calcext:value-type="float">
            <text:p><text:s text:c="3"/>11,092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84" calcext:value-type="float">
            <text:p><text:s text:c="3"/>5.84 </text:p>
          </table:table-cell>
          <table:table-cell table:style-name="ce29" office:value-type="float" office:value="6106" calcext:value-type="float">
            <text:p><text:s text:c="3"/>6,106 </text:p>
          </table:table-cell>
          <table:table-cell table:style-name="ce25" office:value-type="float" office:value="0.26" calcext:value-type="float">
            <text:p><text:s text:c="3"/>0.26 </text:p>
          </table:table-cell>
          <table:table-cell table:style-name="ce25" office:value-type="float" office:value="3.22" calcext:value-type="float">
            <text:p><text:s text:c="3"/>3.22 </text:p>
          </table:table-cell>
          <table:table-cell table:style-name="ce29" office:value-type="float" office:value="17556" calcext:value-type="float">
            <text:p><text:s text:c="3"/>17,556 </text:p>
          </table:table-cell>
          <table:table-cell table:style-name="ce25" office:value-type="float" office:value="0.76" calcext:value-type="float">
            <text:p><text:s text:c="3"/>0.76 </text:p>
          </table:table-cell>
          <table:table-cell table:style-name="ce25" office:value-type="float" office:value="9.25" calcext:value-type="float">
            <text:p><text:s text:c="3"/>9.25 </text:p>
          </table:table-cell>
          <table:table-cell table:style-name="ce29" office:value-type="float" office:value="11450" calcext:value-type="float">
            <text:p><text:s text:c="3"/>11,450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6.03" calcext:value-type="float">
            <text:p><text:s text:c="3"/>6.03 </text:p>
          </table:table-cell>
          <table:table-cell table:style-name="ce29" office:value-type="float" office:value="10188" calcext:value-type="float">
            <text:p><text:s text:c="3"/>10,188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37" calcext:value-type="float">
            <text:p><text:s text:c="3"/>5.37 </text:p>
          </table:table-cell>
          <table:table-cell table:style-name="ce29" office:value-type="float" office:value="4701" calcext:value-type="float">
            <text:p><text:s text:c="3"/>4,701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48" calcext:value-type="float">
            <text:p><text:s text:c="3"/>2.4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10578" calcext:value-type="float">
            <text:p><text:s text:c="3"/>10,578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6" calcext:value-type="float">
            <text:p><text:s text:c="3"/>5.60 </text:p>
          </table:table-cell>
          <table:table-cell table:style-name="ce29" office:value-type="float" office:value="6042" calcext:value-type="float">
            <text:p><text:s text:c="3"/>6,042 </text:p>
          </table:table-cell>
          <table:table-cell table:style-name="ce25" office:value-type="float" office:value="0.26" calcext:value-type="float">
            <text:p><text:s text:c="3"/>0.26 </text:p>
          </table:table-cell>
          <table:table-cell table:style-name="ce25" office:value-type="float" office:value="3.2" calcext:value-type="float">
            <text:p><text:s text:c="3"/>3.20 </text:p>
          </table:table-cell>
          <table:table-cell table:style-name="ce29" office:value-type="float" office:value="17453" calcext:value-type="float">
            <text:p><text:s text:c="3"/>17,453 </text:p>
          </table:table-cell>
          <table:table-cell table:style-name="ce25" office:value-type="float" office:value="0.76" calcext:value-type="float">
            <text:p><text:s text:c="3"/>0.76 </text:p>
          </table:table-cell>
          <table:table-cell table:style-name="ce25" office:value-type="float" office:value="9.23" calcext:value-type="float">
            <text:p><text:s text:c="3"/>9.23 </text:p>
          </table:table-cell>
          <table:table-cell table:style-name="ce29" office:value-type="float" office:value="11411" calcext:value-type="float">
            <text:p><text:s text:c="3"/>11,411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6.04" calcext:value-type="float">
            <text:p><text:s text:c="3"/>6.04 </text:p>
          </table:table-cell>
          <table:table-cell table:style-name="ce29" office:value-type="float" office:value="10133" calcext:value-type="float">
            <text:p><text:s text:c="3"/>10,133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36" calcext:value-type="float">
            <text:p><text:s text:c="3"/>5.36 </text:p>
          </table:table-cell>
          <table:table-cell table:style-name="ce29" office:value-type="float" office:value="4690" calcext:value-type="float">
            <text:p><text:s text:c="3"/>4,690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48" calcext:value-type="float">
            <text:p><text:s text:c="3"/>2.4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10588" calcext:value-type="float">
            <text:p><text:s text:c="3"/>10,588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83" calcext:value-type="float">
            <text:p><text:s text:c="3"/>6.83 </text:p>
          </table:table-cell>
          <table:table-cell table:style-name="ce29" office:value-type="float" office:value="5159" calcext:value-type="float">
            <text:p><text:s text:c="3"/>5,159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25" office:value-type="float" office:value="3.33" calcext:value-type="float">
            <text:p><text:s text:c="3"/>3.33 </text:p>
          </table:table-cell>
          <table:table-cell table:style-name="ce29" office:value-type="float" office:value="14672" calcext:value-type="float">
            <text:p><text:s text:c="3"/>14,672 </text:p>
          </table:table-cell>
          <table:table-cell table:style-name="ce25" office:value-type="float" office:value="0.78" calcext:value-type="float">
            <text:p><text:s text:c="3"/>0.78 </text:p>
          </table:table-cell>
          <table:table-cell table:style-name="ce25" office:value-type="float" office:value="9.46" calcext:value-type="float">
            <text:p><text:s text:c="3"/>9.46 </text:p>
          </table:table-cell>
          <table:table-cell table:style-name="ce29" office:value-type="float" office:value="9513" calcext:value-type="float">
            <text:p><text:s text:c="3"/>9,513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6.14" calcext:value-type="float">
            <text:p><text:s text:c="3"/>6.14 </text:p>
          </table:table-cell>
          <table:table-cell table:style-name="ce29" office:value-type="float" office:value="8311" calcext:value-type="float">
            <text:p><text:s text:c="3"/>8,311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36" calcext:value-type="float">
            <text:p><text:s text:c="3"/>5.36 </text:p>
          </table:table-cell>
          <table:table-cell table:style-name="ce29" office:value-type="float" office:value="3803" calcext:value-type="float">
            <text:p><text:s text:c="3"/>3,803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45" calcext:value-type="float">
            <text:p><text:s text:c="3"/>2.4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3501" calcext:value-type="float">
            <text:p><text:s text:c="3"/>3,501 </text:p>
          </table:table-cell>
          <table:table-cell table:style-name="ce26" office:value-type="float" office:value="0.91" calcext:value-type="float">
            <text:p><text:s text:c="3"/>0.91 </text:p>
          </table:table-cell>
          <table:table-cell table:style-name="ce26" office:value-type="float" office:value="11.02" calcext:value-type="float">
            <text:p><text:s text:c="3"/>11.02 </text:p>
          </table:table-cell>
          <table:table-cell table:style-name="ce30" office:value-type="float" office:value="1528" calcext:value-type="float">
            <text:p><text:s text:c="3"/>1,528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1" calcext:value-type="float">
            <text:p><text:s text:c="3"/>4.81 </text:p>
          </table:table-cell>
          <table:table-cell table:style-name="ce30" office:value-type="float" office:value="2932" calcext:value-type="float">
            <text:p><text:s text:c="3"/>2,932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9.22" calcext:value-type="float">
            <text:p><text:s text:c="3"/>9.22 </text:p>
          </table:table-cell>
          <table:table-cell table:style-name="ce30" office:value-type="float" office:value="1404" calcext:value-type="float">
            <text:p><text:s text:c="3"/>1,404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42" calcext:value-type="float">
            <text:p><text:s text:c="3"/>4.42 </text:p>
          </table:table-cell>
          <table:table-cell table:style-name="ce30" office:value-type="float" office:value="1879" calcext:value-type="float">
            <text:p><text:s text:c="3"/>1,879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91" calcext:value-type="float">
            <text:p><text:s text:c="3"/>5.91 </text:p>
          </table:table-cell>
          <table:table-cell table:style-name="ce30" office:value-type="float" office:value="869" calcext:value-type="float">
            <text:p><text:s text:c="3"/>869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73" calcext:value-type="float">
            <text:p><text:s text:c="3"/>2.7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154" calcext:value-type="float">
            <text:p><text:s text:c="3"/>154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4.06" calcext:value-type="float">
            <text:p><text:s text:c="3"/>4.06 </text:p>
          </table:table-cell>
          <table:table-cell table:style-name="ce30" office:value-type="float" office:value="59" calcext:value-type="float">
            <text:p><text:s text:c="3"/>59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56" calcext:value-type="float">
            <text:p><text:s text:c="3"/>1.56 </text:p>
          </table:table-cell>
          <table:table-cell table:style-name="ce30" office:value-type="float" office:value="342" calcext:value-type="float">
            <text:p><text:s text:c="3"/>342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9.02" calcext:value-type="float">
            <text:p><text:s text:c="3"/>9.02 </text:p>
          </table:table-cell>
          <table:table-cell table:style-name="ce30" office:value-type="float" office:value="283" calcext:value-type="float">
            <text:p><text:s text:c="3"/>283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46" calcext:value-type="float">
            <text:p><text:s text:c="3"/>7.46 </text:p>
          </table:table-cell>
          <table:table-cell table:style-name="ce30" office:value-type="float" office:value="191" calcext:value-type="float">
            <text:p><text:s text:c="3"/>191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5.04" calcext:value-type="float">
            <text:p><text:s text:c="3"/>5.04 </text:p>
          </table:table-cell>
          <table:table-cell table:style-name="ce30" office:value-type="float" office:value="97" calcext:value-type="float">
            <text:p><text:s text:c="3"/>97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6" calcext:value-type="float">
            <text:p><text:s text:c="3"/>2.5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2139" calcext:value-type="float">
            <text:p><text:s text:c="3"/>2,139 </text:p>
          </table:table-cell>
          <table:table-cell table:style-name="ce26" office:value-type="float" office:value="1.08" calcext:value-type="float">
            <text:p><text:s text:c="3"/>1.08 </text:p>
          </table:table-cell>
          <table:table-cell table:style-name="ce26" office:value-type="float" office:value="13.18" calcext:value-type="float">
            <text:p><text:s text:c="3"/>13.18 </text:p>
          </table:table-cell>
          <table:table-cell table:style-name="ce30" office:value-type="float" office:value="910" calcext:value-type="float">
            <text:p><text:s text:c="3"/>910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6" calcext:value-type="float">
            <text:p><text:s text:c="3"/>5.60 </text:p>
          </table:table-cell>
          <table:table-cell table:style-name="ce30" office:value-type="float" office:value="1726" calcext:value-type="float">
            <text:p><text:s text:c="3"/>1,726 </text:p>
          </table:table-cell>
          <table:table-cell table:style-name="ce26" office:value-type="float" office:value="0.87" calcext:value-type="float">
            <text:p><text:s text:c="3"/>0.87 </text:p>
          </table:table-cell>
          <table:table-cell table:style-name="ce26" office:value-type="float" office:value="10.63" calcext:value-type="float">
            <text:p><text:s text:c="3"/>10.63 </text:p>
          </table:table-cell>
          <table:table-cell table:style-name="ce30" office:value-type="float" office:value="816" calcext:value-type="float">
            <text:p><text:s text:c="3"/>816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5.02" calcext:value-type="float">
            <text:p><text:s text:c="3"/>5.02 </text:p>
          </table:table-cell>
          <table:table-cell table:style-name="ce30" office:value-type="float" office:value="998" calcext:value-type="float">
            <text:p><text:s text:c="3"/>998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15" calcext:value-type="float">
            <text:p><text:s text:c="3"/>6.15 </text:p>
          </table:table-cell>
          <table:table-cell table:style-name="ce30" office:value-type="float" office:value="461" calcext:value-type="float">
            <text:p><text:s text:c="3"/>461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84" calcext:value-type="float">
            <text:p><text:s text:c="3"/>2.8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605" calcext:value-type="float">
            <text:p><text:s text:c="3"/>605 </text:p>
          </table:table-cell>
          <table:table-cell table:style-name="ce26" office:value-type="float" office:value="1.19" calcext:value-type="float">
            <text:p><text:s text:c="3"/>1.19 </text:p>
          </table:table-cell>
          <table:table-cell table:style-name="ce26" office:value-type="float" office:value="14.45" calcext:value-type="float">
            <text:p><text:s text:c="3"/>14.45 </text:p>
          </table:table-cell>
          <table:table-cell table:style-name="ce30" office:value-type="float" office:value="299" calcext:value-type="float">
            <text:p><text:s text:c="3"/>299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.14" calcext:value-type="float">
            <text:p><text:s text:c="3"/>7.14 </text:p>
          </table:table-cell>
          <table:table-cell table:style-name="ce30" office:value-type="float" office:value="551" calcext:value-type="float">
            <text:p><text:s text:c="3"/>551 </text:p>
          </table:table-cell>
          <table:table-cell table:style-name="ce26" office:value-type="float" office:value="1.08" calcext:value-type="float">
            <text:p><text:s text:c="3"/>1.08 </text:p>
          </table:table-cell>
          <table:table-cell table:style-name="ce26" office:value-type="float" office:value="13.15" calcext:value-type="float">
            <text:p><text:s text:c="3"/>13.15 </text:p>
          </table:table-cell>
          <table:table-cell table:style-name="ce30" office:value-type="float" office:value="252" calcext:value-type="float">
            <text:p><text:s text:c="3"/>252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6.01" calcext:value-type="float">
            <text:p><text:s text:c="3"/>6.01 </text:p>
          </table:table-cell>
          <table:table-cell table:style-name="ce30" office:value-type="float" office:value="223" calcext:value-type="float">
            <text:p><text:s text:c="3"/>223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32" calcext:value-type="float">
            <text:p><text:s text:c="3"/>5.32 </text:p>
          </table:table-cell>
          <table:table-cell table:style-name="ce30" office:value-type="float" office:value="99" calcext:value-type="float">
            <text:p><text:s text:c="3"/>99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36" calcext:value-type="float">
            <text:p><text:s text:c="3"/>2.3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234" calcext:value-type="float">
            <text:p><text:s text:c="3"/>234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07" calcext:value-type="float">
            <text:p><text:s text:c="3"/>5.07 </text:p>
          </table:table-cell>
          <table:table-cell table:style-name="ce30" office:value-type="float" office:value="53" calcext:value-type="float">
            <text:p><text:s text:c="3"/>53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15" calcext:value-type="float">
            <text:p><text:s text:c="3"/>1.15 </text:p>
          </table:table-cell>
          <table:table-cell table:style-name="ce30" office:value-type="float" office:value="392" calcext:value-type="float">
            <text:p><text:s text:c="3"/>392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49" calcext:value-type="float">
            <text:p><text:s text:c="3"/>8.49 </text:p>
          </table:table-cell>
          <table:table-cell table:style-name="ce30" office:value-type="float" office:value="339" calcext:value-type="float">
            <text:p><text:s text:c="3"/>339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35" calcext:value-type="float">
            <text:p><text:s text:c="3"/>7.35 </text:p>
          </table:table-cell>
          <table:table-cell table:style-name="ce30" office:value-type="float" office:value="250" calcext:value-type="float">
            <text:p><text:s text:c="3"/>250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42" calcext:value-type="float">
            <text:p><text:s text:c="3"/>5.42 </text:p>
          </table:table-cell>
          <table:table-cell table:style-name="ce30" office:value-type="float" office:value="96" calcext:value-type="float">
            <text:p><text:s text:c="3"/>96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8" calcext:value-type="float">
            <text:p><text:s text:c="3"/>2.0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705" calcext:value-type="float">
            <text:p><text:s text:c="3"/>705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5" calcext:value-type="float">
            <text:p><text:s text:c="3"/>5.50 </text:p>
          </table:table-cell>
          <table:table-cell table:style-name="ce30" office:value-type="float" office:value="591" calcext:value-type="float">
            <text:p><text:s text:c="3"/>591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61" calcext:value-type="float">
            <text:p><text:s text:c="3"/>4.61 </text:p>
          </table:table-cell>
          <table:table-cell table:style-name="ce30" office:value-type="float" office:value="1305" calcext:value-type="float">
            <text:p><text:s text:c="3"/>1,305 </text:p>
          </table:table-cell>
          <table:table-cell table:style-name="ce26" office:value-type="float" office:value="0.84" calcext:value-type="float">
            <text:p><text:s text:c="3"/>0.84 </text:p>
          </table:table-cell>
          <table:table-cell table:style-name="ce26" office:value-type="float" office:value="10.17" calcext:value-type="float">
            <text:p><text:s text:c="3"/>10.17 </text:p>
          </table:table-cell>
          <table:table-cell table:style-name="ce30" office:value-type="float" office:value="714" calcext:value-type="float">
            <text:p><text:s text:c="3"/>714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57" calcext:value-type="float">
            <text:p><text:s text:c="3"/>5.57 </text:p>
          </table:table-cell>
          <table:table-cell table:style-name="ce30" office:value-type="float" office:value="761" calcext:value-type="float">
            <text:p><text:s text:c="3"/>761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93" calcext:value-type="float">
            <text:p><text:s text:c="3"/>5.93 </text:p>
          </table:table-cell>
          <table:table-cell table:style-name="ce30" office:value-type="float" office:value="272" calcext:value-type="float">
            <text:p><text:s text:c="3"/>272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12" calcext:value-type="float">
            <text:p><text:s text:c="3"/>2.1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402" calcext:value-type="float">
            <text:p><text:s text:c="3"/>402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73" calcext:value-type="float">
            <text:p><text:s text:c="3"/>3.73 </text:p>
          </table:table-cell>
          <table:table-cell table:style-name="ce30" office:value-type="float" office:value="442" calcext:value-type="float">
            <text:p><text:s text:c="3"/>442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1" calcext:value-type="float">
            <text:p><text:s text:c="3"/>4.10 </text:p>
          </table:table-cell>
          <table:table-cell table:style-name="ce30" office:value-type="float" office:value="1145" calcext:value-type="float">
            <text:p><text:s text:c="3"/>1,145 </text:p>
          </table:table-cell>
          <table:table-cell table:style-name="ce26" office:value-type="float" office:value="0.87" calcext:value-type="float">
            <text:p><text:s text:c="3"/>0.87 </text:p>
          </table:table-cell>
          <table:table-cell table:style-name="ce26" office:value-type="float" office:value="10.62" calcext:value-type="float">
            <text:p><text:s text:c="3"/>10.62 </text:p>
          </table:table-cell>
          <table:table-cell table:style-name="ce30" office:value-type="float" office:value="703" calcext:value-type="float">
            <text:p><text:s text:c="3"/>703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52" calcext:value-type="float">
            <text:p><text:s text:c="3"/>6.52 </text:p>
          </table:table-cell>
          <table:table-cell table:style-name="ce30" office:value-type="float" office:value="546" calcext:value-type="float">
            <text:p><text:s text:c="3"/>546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06" calcext:value-type="float">
            <text:p><text:s text:c="3"/>5.06 </text:p>
          </table:table-cell>
          <table:table-cell table:style-name="ce30" office:value-type="float" office:value="171" calcext:value-type="float">
            <text:p><text:s text:c="3"/>171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46" office:value-type="float" office:value="1.59" calcext:value-type="float">
            <text:p><text:s text:c="3"/>1.5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122" calcext:value-type="float">
            <text:p><text:s text:c="3"/>122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26" office:value-type="float" office:value="2.8" calcext:value-type="float">
            <text:p><text:s text:c="3"/>2.80 </text:p>
          </table:table-cell>
          <table:table-cell table:style-name="ce30" office:value-type="float" office:value="47" calcext:value-type="float">
            <text:p><text:s text:c="3"/>47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08" calcext:value-type="float">
            <text:p><text:s text:c="3"/>1.08 </text:p>
          </table:table-cell>
          <table:table-cell table:style-name="ce30" office:value-type="float" office:value="374" calcext:value-type="float">
            <text:p><text:s text:c="3"/>374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57" calcext:value-type="float">
            <text:p><text:s text:c="3"/>8.57 </text:p>
          </table:table-cell>
          <table:table-cell table:style-name="ce30" office:value-type="float" office:value="327" calcext:value-type="float">
            <text:p><text:s text:c="3"/>327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49" calcext:value-type="float">
            <text:p><text:s text:c="3"/>7.49 </text:p>
          </table:table-cell>
          <table:table-cell table:style-name="ce30" office:value-type="float" office:value="208" calcext:value-type="float">
            <text:p><text:s text:c="3"/>208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77" calcext:value-type="float">
            <text:p><text:s text:c="3"/>4.77 </text:p>
          </table:table-cell>
          <table:table-cell table:style-name="ce30" office:value-type="float" office:value="95" calcext:value-type="float">
            <text:p><text:s text:c="3"/>95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8" calcext:value-type="float">
            <text:p><text:s text:c="3"/>2.1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54" calcext:value-type="float">
            <text:p><text:s/>－54 </text:p>
          </table:table-cell>
          <table:table-cell table:style-name="ce26" office:value-type="float" office:value="-0.07" calcext:value-type="float">
            <text:p><text:s/>－0.07 </text:p>
          </table:table-cell>
          <table:table-cell table:style-name="ce26" office:value-type="float" office:value="-0.91" calcext:value-type="float">
            <text:p><text:s/>－0.91 </text:p>
          </table:table-cell>
          <table:table-cell table:style-name="ce30" office:value-type="float" office:value="6" calcext:value-type="float">
            <text:p><text:s text:c="3"/>6 </text:p>
          </table:table-cell>
          <table:table-cell table:style-name="ce26" office:value-type="float" office:value="0.01" calcext:value-type="float">
            <text:p><text:s text:c="3"/>0.01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30" office:value-type="float" office:value="515" calcext:value-type="float">
            <text:p><text:s text:c="3"/>515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67" calcext:value-type="float">
            <text:p><text:s text:c="3"/>8.67 </text:p>
          </table:table-cell>
          <table:table-cell table:style-name="ce30" office:value-type="float" office:value="509" calcext:value-type="float">
            <text:p><text:s text:c="3"/>509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57" calcext:value-type="float">
            <text:p><text:s text:c="3"/>8.57 </text:p>
          </table:table-cell>
          <table:table-cell table:style-name="ce30" office:value-type="float" office:value="289" calcext:value-type="float">
            <text:p><text:s text:c="3"/>289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6" calcext:value-type="float">
            <text:p><text:s text:c="3"/>4.86 </text:p>
          </table:table-cell>
          <table:table-cell table:style-name="ce30" office:value-type="float" office:value="137" calcext:value-type="float">
            <text:p><text:s text:c="3"/>137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31" calcext:value-type="float">
            <text:p><text:s text:c="3"/>2.3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190" calcext:value-type="float">
            <text:p><text:s text:c="3"/>190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22" calcext:value-type="float">
            <text:p><text:s text:c="3"/>4.22 </text:p>
          </table:table-cell>
          <table:table-cell table:style-name="ce30" office:value-type="float" office:value="17" calcext:value-type="float">
            <text:p><text:s text:c="3"/>17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30" office:value-type="float" office:value="388" calcext:value-type="float">
            <text:p><text:s text:c="3"/>388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62" calcext:value-type="float">
            <text:p><text:s text:c="3"/>8.62 </text:p>
          </table:table-cell>
          <table:table-cell table:style-name="ce30" office:value-type="float" office:value="371" calcext:value-type="float">
            <text:p><text:s text:c="3"/>371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25" calcext:value-type="float">
            <text:p><text:s text:c="3"/>8.25 </text:p>
          </table:table-cell>
          <table:table-cell table:style-name="ce30" office:value-type="float" office:value="188" calcext:value-type="float">
            <text:p><text:s text:c="3"/>188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18" calcext:value-type="float">
            <text:p><text:s text:c="3"/>4.18 </text:p>
          </table:table-cell>
          <table:table-cell table:style-name="ce30" office:value-type="float" office:value="88" calcext:value-type="float">
            <text:p><text:s text:c="3"/>88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96" calcext:value-type="float">
            <text:p><text:s text:c="3"/>1.9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-4" calcext:value-type="float">
            <text:p><text:s/>－4 </text:p>
          </table:table-cell>
          <table:table-cell table:style-name="ce26" office:value-type="float" office:value="-0.001" calcext:value-type="float">
            <text:p><text:s/>－0.00 </text:p>
          </table:table-cell>
          <table:table-cell table:style-name="ce26" office:value-type="float" office:value="-0.04" calcext:value-type="float">
            <text:p><text:s/>－0.04 </text:p>
          </table:table-cell>
          <table:table-cell table:style-name="ce30" office:value-type="float" office:value="33" calcext:value-type="float">
            <text:p><text:s text:c="3"/>33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30" office:value-type="float" office:value="751" calcext:value-type="float">
            <text:p><text:s text:c="3"/>751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27" calcext:value-type="float">
            <text:p><text:s text:c="3"/>8.27 </text:p>
          </table:table-cell>
          <table:table-cell table:style-name="ce30" office:value-type="float" office:value="718" calcext:value-type="float">
            <text:p><text:s text:c="3"/>718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91" calcext:value-type="float">
            <text:p><text:s text:c="3"/>7.91 </text:p>
          </table:table-cell>
          <table:table-cell table:style-name="ce30" office:value-type="float" office:value="396" calcext:value-type="float">
            <text:p><text:s text:c="3"/>396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36" calcext:value-type="float">
            <text:p><text:s text:c="3"/>4.36 </text:p>
          </table:table-cell>
          <table:table-cell table:style-name="ce30" office:value-type="float" office:value="190" calcext:value-type="float">
            <text:p><text:s text:c="3"/>190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9" calcext:value-type="float">
            <text:p><text:s text:c="3"/>2.0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438" calcext:value-type="float">
            <text:p><text:s text:c="3"/>438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29" calcext:value-type="float">
            <text:p><text:s text:c="3"/>4.29 </text:p>
          </table:table-cell>
          <table:table-cell table:style-name="ce30" office:value-type="float" office:value="228" calcext:value-type="float">
            <text:p><text:s text:c="3"/>228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23" calcext:value-type="float">
            <text:p><text:s text:c="3"/>2.23 </text:p>
          </table:table-cell>
          <table:table-cell table:style-name="ce30" office:value-type="float" office:value="904" calcext:value-type="float">
            <text:p><text:s text:c="3"/>904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85" calcext:value-type="float">
            <text:p><text:s text:c="3"/>8.85 </text:p>
          </table:table-cell>
          <table:table-cell table:style-name="ce30" office:value-type="float" office:value="676" calcext:value-type="float">
            <text:p><text:s text:c="3"/>676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62" calcext:value-type="float">
            <text:p><text:s text:c="3"/>6.62 </text:p>
          </table:table-cell>
          <table:table-cell table:style-name="ce30" office:value-type="float" office:value="515" calcext:value-type="float">
            <text:p><text:s text:c="3"/>515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5.04" calcext:value-type="float">
            <text:p><text:s text:c="3"/>5.04 </text:p>
          </table:table-cell>
          <table:table-cell table:style-name="ce30" office:value-type="float" office:value="264" calcext:value-type="float">
            <text:p><text:s text:c="3"/>264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9" calcext:value-type="float">
            <text:p><text:s text:c="3"/>2.5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221" calcext:value-type="float">
            <text:p><text:s text:c="3"/>221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26" office:value-type="float" office:value="3.05" calcext:value-type="float">
            <text:p><text:s text:c="3"/>3.05 </text:p>
          </table:table-cell>
          <table:table-cell table:style-name="ce30" office:value-type="float" office:value="-15" calcext:value-type="float">
            <text:p><text:s/>－15 </text:p>
          </table:table-cell>
          <table:table-cell table:style-name="ce26" office:value-type="float" office:value="-0.02" calcext:value-type="float">
            <text:p><text:s/>－0.02 </text:p>
          </table:table-cell>
          <table:table-cell table:style-name="ce26" office:value-type="float" office:value="-0.21" calcext:value-type="float">
            <text:p><text:s/>－0.21 </text:p>
          </table:table-cell>
          <table:table-cell table:style-name="ce30" office:value-type="float" office:value="591" calcext:value-type="float">
            <text:p><text:s text:c="3"/>591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15" calcext:value-type="float">
            <text:p><text:s text:c="3"/>8.15 </text:p>
          </table:table-cell>
          <table:table-cell table:style-name="ce30" office:value-type="float" office:value="606" calcext:value-type="float">
            <text:p><text:s text:c="3"/>606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35" calcext:value-type="float">
            <text:p><text:s text:c="3"/>8.35 </text:p>
          </table:table-cell>
          <table:table-cell table:style-name="ce30" office:value-type="float" office:value="297" calcext:value-type="float">
            <text:p><text:s text:c="3"/>297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09" calcext:value-type="float">
            <text:p><text:s text:c="3"/>4.09 </text:p>
          </table:table-cell>
          <table:table-cell table:style-name="ce30" office:value-type="float" office:value="194" calcext:value-type="float">
            <text:p><text:s text:c="3"/>194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7" calcext:value-type="float">
            <text:p><text:s text:c="3"/>2.6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92" calcext:value-type="float">
            <text:p><text:s text:c="3"/>92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2" calcext:value-type="float">
            <text:p><text:s text:c="3"/>4.82 </text:p>
          </table:table-cell>
          <table:table-cell table:style-name="ce30" office:value-type="float" office:value="-14" calcext:value-type="float">
            <text:p><text:s/>－14 </text:p>
          </table:table-cell>
          <table:table-cell table:style-name="ce26" office:value-type="float" office:value="-0.06" calcext:value-type="float">
            <text:p><text:s/>－0.06 </text:p>
          </table:table-cell>
          <table:table-cell table:style-name="ce26" office:value-type="float" office:value="-0.73" calcext:value-type="float">
            <text:p><text:s/>－0.73 </text:p>
          </table:table-cell>
          <table:table-cell table:style-name="ce30" office:value-type="float" office:value="170" calcext:value-type="float">
            <text:p><text:s text:c="3"/>170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9" calcext:value-type="float">
            <text:p><text:s text:c="3"/>8.90 </text:p>
          </table:table-cell>
          <table:table-cell table:style-name="ce30" office:value-type="float" office:value="184" calcext:value-type="float">
            <text:p><text:s text:c="3"/>184 </text:p>
          </table:table-cell>
          <table:table-cell table:style-name="ce26" office:value-type="float" office:value="0.79" calcext:value-type="float">
            <text:p><text:s text:c="3"/>0.79 </text:p>
          </table:table-cell>
          <table:table-cell table:style-name="ce26" office:value-type="float" office:value="9.64" calcext:value-type="float">
            <text:p><text:s text:c="3"/>9.64 </text:p>
          </table:table-cell>
          <table:table-cell table:style-name="ce30" office:value-type="float" office:value="85" calcext:value-type="float">
            <text:p><text:s text:c="3"/>85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45" calcext:value-type="float">
            <text:p><text:s text:c="3"/>4.45 </text:p>
          </table:table-cell>
          <table:table-cell table:style-name="ce30" office:value-type="float" office:value="45" calcext:value-type="float">
            <text:p><text:s text:c="3"/>45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36" calcext:value-type="float">
            <text:p><text:s text:c="3"/>2.3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39" calcext:value-type="float">
            <text:p><text:s text:c="3"/>39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39" calcext:value-type="float">
            <text:p><text:s text:c="3"/>1.39 </text:p>
          </table:table-cell>
          <table:table-cell table:style-name="ce30" office:value-type="float" office:value="-9" calcext:value-type="float">
            <text:p><text:s/>－9 </text:p>
          </table:table-cell>
          <table:table-cell table:style-name="ce26" office:value-type="float" office:value="-0.03" calcext:value-type="float">
            <text:p><text:s/>－0.03 </text:p>
          </table:table-cell>
          <table:table-cell table:style-name="ce26" office:value-type="float" office:value="-0.32" calcext:value-type="float">
            <text:p><text:s/>－0.32 </text:p>
          </table:table-cell>
          <table:table-cell table:style-name="ce30" office:value-type="float" office:value="237" calcext:value-type="float">
            <text:p><text:s text:c="3"/>237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46" calcext:value-type="float">
            <text:p><text:s text:c="3"/>8.46 </text:p>
          </table:table-cell>
          <table:table-cell table:style-name="ce30" office:value-type="float" office:value="246" calcext:value-type="float">
            <text:p><text:s text:c="3"/>246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78" calcext:value-type="float">
            <text:p><text:s text:c="3"/>8.78 </text:p>
          </table:table-cell>
          <table:table-cell table:style-name="ce30" office:value-type="float" office:value="150" calcext:value-type="float">
            <text:p><text:s text:c="3"/>150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35" calcext:value-type="float">
            <text:p><text:s text:c="3"/>5.35 </text:p>
          </table:table-cell>
          <table:table-cell table:style-name="ce30" office:value-type="float" office:value="89" calcext:value-type="float">
            <text:p><text:s text:c="3"/>89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18" calcext:value-type="float">
            <text:p><text:s text:c="3"/>3.1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191" calcext:value-type="float">
            <text:p><text:s text:c="3"/>191 </text:p>
          </table:table-cell>
          <table:table-cell table:style-name="ce26" office:value-type="float" office:value="1.99" calcext:value-type="float">
            <text:p><text:s text:c="3"/>1.99 </text:p>
          </table:table-cell>
          <table:table-cell table:style-name="ce26" office:value-type="float" office:value="24.27" calcext:value-type="float">
            <text:p><text:s text:c="3"/>24.27 </text:p>
          </table:table-cell>
          <table:table-cell table:style-name="ce30" office:value-type="float" office:value="27" calcext:value-type="float">
            <text:p><text:s text:c="3"/>27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43" calcext:value-type="float">
            <text:p><text:s text:c="3"/>3.43 </text:p>
          </table:table-cell>
          <table:table-cell table:style-name="ce30" office:value-type="float" office:value="76" calcext:value-type="float">
            <text:p><text:s text:c="3"/>76 </text:p>
          </table:table-cell>
          <table:table-cell table:style-name="ce26" office:value-type="float" office:value="0.79" calcext:value-type="float">
            <text:p><text:s text:c="3"/>0.79 </text:p>
          </table:table-cell>
          <table:table-cell table:style-name="ce26" office:value-type="float" office:value="9.65" calcext:value-type="float">
            <text:p><text:s text:c="3"/>9.65 </text:p>
          </table:table-cell>
          <table:table-cell table:style-name="ce30" office:value-type="float" office:value="49" calcext:value-type="float">
            <text:p><text:s text:c="3"/>49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22" calcext:value-type="float">
            <text:p><text:s text:c="3"/>6.22 </text:p>
          </table:table-cell>
          <table:table-cell table:style-name="ce30" office:value-type="float" office:value="34" calcext:value-type="float">
            <text:p><text:s text:c="3"/>34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32" calcext:value-type="float">
            <text:p><text:s text:c="3"/>4.32 </text:p>
          </table:table-cell>
          <table:table-cell table:style-name="ce18" office:value-type="float" office:value="16" calcext:value-type="float">
            <text:p><text:s text:c="3"/>16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3" calcext:value-type="float">
            <text:p><text:s text:c="3"/>2.0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-46" calcext:value-type="float">
            <text:p><text:s/>－46 </text:p>
          </table:table-cell>
          <table:table-cell table:style-name="ce26" office:value-type="float" office:value="-0.12" calcext:value-type="float">
            <text:p><text:s/>－0.12 </text:p>
          </table:table-cell>
          <table:table-cell table:style-name="ce26" office:value-type="float" office:value="-1.44" calcext:value-type="float">
            <text:p><text:s/>－1.44 </text:p>
          </table:table-cell>
          <table:table-cell table:style-name="ce30" office:value-type="float" office:value="0" calcext:value-type="float">
            <text:p>－ </text:p>
          </table:table-cell>
          <table:table-cell table:number-columns-repeated="2" table:style-name="ce26" office:value-type="float" office:value="0" calcext:value-type="float">
            <text:p>－ </text:p>
          </table:table-cell>
          <table:table-cell table:style-name="ce30" office:value-type="float" office:value="218" calcext:value-type="float">
            <text:p><text:s text:c="3"/>218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83" calcext:value-type="float">
            <text:p><text:s text:c="3"/>6.83 </text:p>
          </table:table-cell>
          <table:table-cell table:style-name="ce30" office:value-type="float" office:value="218" calcext:value-type="float">
            <text:p><text:s text:c="3"/>218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83" calcext:value-type="float">
            <text:p><text:s text:c="3"/>6.83 </text:p>
          </table:table-cell>
          <table:table-cell table:style-name="ce30" office:value-type="float" office:value="165" calcext:value-type="float">
            <text:p><text:s text:c="3"/>165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17" calcext:value-type="float">
            <text:p><text:s text:c="3"/>5.17 </text:p>
          </table:table-cell>
          <table:table-cell table:style-name="ce18" office:value-type="float" office:value="91" calcext:value-type="float">
            <text:p><text:s text:c="3"/>91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85" calcext:value-type="float">
            <text:p><text:s text:c="3"/>2.8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551" calcext:value-type="float">
            <text:p><text:s text:c="3"/>551 </text:p>
          </table:table-cell>
          <table:table-cell table:style-name="ce26" office:value-type="float" office:value="1.34" calcext:value-type="float">
            <text:p><text:s text:c="3"/>1.34 </text:p>
          </table:table-cell>
          <table:table-cell table:style-name="ce26" office:value-type="float" office:value="16.33" calcext:value-type="float">
            <text:p><text:s text:c="3"/>16.33 </text:p>
          </table:table-cell>
          <table:table-cell table:style-name="ce30" office:value-type="float" office:value="331" calcext:value-type="float">
            <text:p><text:s text:c="3"/>331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81" calcext:value-type="float">
            <text:p><text:s text:c="3"/>9.81 </text:p>
          </table:table-cell>
          <table:table-cell table:style-name="ce30" office:value-type="float" office:value="503" calcext:value-type="float">
            <text:p><text:s text:c="3"/>503 </text:p>
          </table:table-cell>
          <table:table-cell table:style-name="ce26" office:value-type="float" office:value="1.22" calcext:value-type="float">
            <text:p><text:s text:c="3"/>1.22 </text:p>
          </table:table-cell>
          <table:table-cell table:style-name="ce26" office:value-type="float" office:value="14.9" calcext:value-type="float">
            <text:p><text:s text:c="3"/>14.90 </text:p>
          </table:table-cell>
          <table:table-cell table:style-name="ce30" office:value-type="float" office:value="172" calcext:value-type="float">
            <text:p><text:s text:c="3"/>172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1" calcext:value-type="float">
            <text:p><text:s text:c="3"/>5.10 </text:p>
          </table:table-cell>
          <table:table-cell table:style-name="ce30" office:value-type="float" office:value="247" calcext:value-type="float">
            <text:p><text:s text:c="3"/>247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32" calcext:value-type="float">
            <text:p><text:s text:c="3"/>7.32 </text:p>
          </table:table-cell>
          <table:table-cell table:style-name="ce18" office:value-type="float" office:value="88" calcext:value-type="float">
            <text:p><text:s text:c="3"/>88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61" calcext:value-type="float">
            <text:p><text:s text:c="3"/>2.6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792" calcext:value-type="float">
            <text:p><text:s text:c="3"/>792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8.99" calcext:value-type="float">
            <text:p><text:s text:c="3"/>8.99 </text:p>
          </table:table-cell>
          <table:table-cell table:style-name="ce30" office:value-type="float" office:value="393" calcext:value-type="float">
            <text:p><text:s text:c="3"/>393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46" calcext:value-type="float">
            <text:p><text:s text:c="3"/>4.46 </text:p>
          </table:table-cell>
          <table:table-cell table:style-name="ce30" office:value-type="float" office:value="820" calcext:value-type="float">
            <text:p><text:s text:c="3"/>820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9.3" calcext:value-type="float">
            <text:p><text:s text:c="3"/>9.30 </text:p>
          </table:table-cell>
          <table:table-cell table:style-name="ce30" office:value-type="float" office:value="427" calcext:value-type="float">
            <text:p><text:s text:c="3"/>427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4" calcext:value-type="float">
            <text:p><text:s text:c="3"/>4.84 </text:p>
          </table:table-cell>
          <table:table-cell table:style-name="ce30" office:value-type="float" office:value="455" calcext:value-type="float">
            <text:p><text:s text:c="3"/>455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16" calcext:value-type="float">
            <text:p><text:s text:c="3"/>5.16 </text:p>
          </table:table-cell>
          <table:table-cell table:style-name="ce18" office:value-type="float" office:value="252" calcext:value-type="float">
            <text:p><text:s text:c="3"/>252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86" calcext:value-type="float">
            <text:p><text:s text:c="3"/>2.8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69" calcext:value-type="float">
            <text:p><text:s text:c="3"/>69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26" office:value-type="float" office:value="3.07" calcext:value-type="float">
            <text:p><text:s text:c="3"/>3.07 </text:p>
          </table:table-cell>
          <table:table-cell table:style-name="ce30" office:value-type="float" office:value="51" calcext:value-type="float">
            <text:p><text:s text:c="3"/>51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26" office:value-type="float" office:value="2.27" calcext:value-type="float">
            <text:p><text:s text:c="3"/>2.27 </text:p>
          </table:table-cell>
          <table:table-cell table:style-name="ce30" office:value-type="float" office:value="187" calcext:value-type="float">
            <text:p><text:s text:c="3"/>187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31" calcext:value-type="float">
            <text:p><text:s text:c="3"/>8.31 </text:p>
          </table:table-cell>
          <table:table-cell table:style-name="ce30" office:value-type="float" office:value="136" calcext:value-type="float">
            <text:p><text:s text:c="3"/>136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04" calcext:value-type="float">
            <text:p><text:s text:c="3"/>6.04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73" calcext:value-type="float">
            <text:p><text:s text:c="3"/>3.73 </text:p>
          </table:table-cell>
          <table:table-cell table:style-name="ce18" office:value-type="float" office:value="54" calcext:value-type="float">
            <text:p><text:s text:c="3"/>54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" calcext:value-type="float">
            <text:p><text:s text:c="3"/>2.40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247" calcext:value-type="float">
            <text:p><text:s/>247 </text:p>
          </table:table-cell>
          <table:table-cell table:style-name="ce27" office:value-type="float" office:value="0.32" calcext:value-type="float">
            <text:p><text:s text:c="3"/>0.32 </text:p>
          </table:table-cell>
          <table:table-cell table:style-name="ce27" office:value-type="float" office:value="3.9" calcext:value-type="float">
            <text:p><text:s text:c="3"/>3.90 </text:p>
          </table:table-cell>
          <table:table-cell table:style-name="ce31" office:value-type="float" office:value="182" calcext:value-type="float">
            <text:p><text:s text:c="3"/>182 </text:p>
          </table:table-cell>
          <table:table-cell table:style-name="ce28" office:value-type="float" office:value="0.24" calcext:value-type="float">
            <text:p><text:s text:c="3"/>0.24 </text:p>
          </table:table-cell>
          <table:table-cell table:style-name="ce28" office:value-type="float" office:value="2.87" calcext:value-type="float">
            <text:p><text:s text:c="3"/>2.87 </text:p>
          </table:table-cell>
          <table:table-cell table:style-name="ce31" office:value-type="float" office:value="545" calcext:value-type="float">
            <text:p><text:s text:c="3"/>545 </text:p>
          </table:table-cell>
          <table:table-cell table:style-name="ce28" office:value-type="float" office:value="0.71" calcext:value-type="float">
            <text:p><text:s text:c="3"/>0.71 </text:p>
          </table:table-cell>
          <table:table-cell table:style-name="ce28" office:value-type="float" office:value="8.6" calcext:value-type="float">
            <text:p><text:s text:c="3"/>8.60 </text:p>
          </table:table-cell>
          <table:table-cell table:style-name="ce31" office:value-type="float" office:value="363" calcext:value-type="float">
            <text:p><text:s text:c="3"/>363 </text:p>
          </table:table-cell>
          <table:table-cell table:style-name="ce28" office:value-type="float" office:value="0.47" calcext:value-type="float">
            <text:p><text:s text:c="3"/>0.47 </text:p>
          </table:table-cell>
          <table:table-cell table:style-name="ce28" office:value-type="float" office:value="5.73" calcext:value-type="float">
            <text:p><text:s text:c="3"/>5.73 </text:p>
          </table:table-cell>
          <table:table-cell table:style-name="ce31" office:value-type="float" office:value="350" calcext:value-type="float">
            <text:p><text:s text:c="3"/>350 </text:p>
          </table:table-cell>
          <table:table-cell table:style-name="ce28" office:value-type="float" office:value="0.45" calcext:value-type="float">
            <text:p><text:s text:c="3"/>0.45 </text:p>
          </table:table-cell>
          <table:table-cell table:style-name="ce28" office:value-type="float" office:value="5.53" calcext:value-type="float">
            <text:p><text:s text:c="3"/>5.53 </text:p>
          </table:table-cell>
          <table:table-cell table:style-name="ce20" office:value-type="float" office:value="135" calcext:value-type="float">
            <text:p><text:s text:c="3"/>135 </text:p>
          </table:table-cell>
          <table:table-cell table:style-name="ce28" office:value-type="float" office:value="0.18" calcext:value-type="float">
            <text:p><text:s text:c="3"/>0.18 </text:p>
          </table:table-cell>
          <table:table-cell table:style-name="ce47" office:value-type="float" office:value="2.13" calcext:value-type="float">
            <text:p><text:s text:c="3"/>2.13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-307" calcext:value-type="float">
            <text:p><text:s/>－307 </text:p>
          </table:table-cell>
          <table:table-cell table:style-name="ce25" office:value-type="float" office:value="-0.12" calcext:value-type="float">
            <text:p><text:s/>－0.12 </text:p>
          </table:table-cell>
          <table:table-cell table:style-name="ce25" office:value-type="float" office:value="-1.43" calcext:value-type="float">
            <text:p><text:s/>－1.43 </text:p>
          </table:table-cell>
          <table:table-cell table:style-name="ce29" office:value-type="float" office:value="623" calcext:value-type="float">
            <text:p><text:s text:c="3"/>623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25" office:value-type="float" office:value="2.91" calcext:value-type="float">
            <text:p><text:s text:c="3"/>2.91 </text:p>
          </table:table-cell>
          <table:table-cell table:style-name="ce29" office:value-type="float" office:value="1770" calcext:value-type="float">
            <text:p><text:s text:c="3"/>1,770 </text:p>
          </table:table-cell>
          <table:table-cell table:style-name="ce25" office:value-type="float" office:value="0.68" calcext:value-type="float">
            <text:p><text:s text:c="3"/>0.68 </text:p>
          </table:table-cell>
          <table:table-cell table:style-name="ce25" office:value-type="float" office:value="8.26" calcext:value-type="float">
            <text:p><text:s text:c="3"/>8.26 </text:p>
          </table:table-cell>
          <table:table-cell table:style-name="ce29" office:value-type="float" office:value="1147" calcext:value-type="float">
            <text:p><text:s text:c="3"/>1,147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35" calcext:value-type="float">
            <text:p><text:s text:c="3"/>5.35 </text:p>
          </table:table-cell>
          <table:table-cell table:style-name="ce29" office:value-type="float" office:value="1203" calcext:value-type="float">
            <text:p><text:s text:c="3"/>1,203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61" calcext:value-type="float">
            <text:p><text:s text:c="3"/>5.61 </text:p>
          </table:table-cell>
          <table:table-cell table:style-name="ce17" office:value-type="float" office:value="537" calcext:value-type="float">
            <text:p><text:s text:c="3"/>537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1" calcext:value-type="float">
            <text:p><text:s text:c="3"/>2.5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18" calcext:value-type="float">
            <text:p><text:s text:c="3"/>18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05" calcext:value-type="float">
            <text:p><text:s text:c="3"/>1.05 </text:p>
          </table:table-cell>
          <table:table-cell table:style-name="ce30" office:value-type="float" office:value="52" calcext:value-type="float">
            <text:p><text:s text:c="3"/>52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26" office:value-type="float" office:value="3.04" calcext:value-type="float">
            <text:p><text:s text:c="3"/>3.04 </text:p>
          </table:table-cell>
          <table:table-cell table:style-name="ce30" office:value-type="float" office:value="118" calcext:value-type="float">
            <text:p><text:s text:c="3"/>118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9" calcext:value-type="float">
            <text:p><text:s text:c="3"/>6.90 </text:p>
          </table:table-cell>
          <table:table-cell table:style-name="ce30" office:value-type="float" office:value="66" calcext:value-type="float">
            <text:p><text:s text:c="3"/>66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86" calcext:value-type="float">
            <text:p><text:s text:c="3"/>3.86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91" calcext:value-type="float">
            <text:p><text:s text:c="3"/>4.91 </text:p>
          </table:table-cell>
          <table:table-cell table:style-name="ce18" office:value-type="float" office:value="33" calcext:value-type="float">
            <text:p><text:s text:c="3"/>33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93" calcext:value-type="float">
            <text:p><text:s text:c="3"/>1.9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-11" calcext:value-type="float">
            <text:p><text:s/>－11 </text:p>
          </table:table-cell>
          <table:table-cell table:style-name="ce26" office:value-type="float" office:value="-0.05" calcext:value-type="float">
            <text:p><text:s/>－0.05 </text:p>
          </table:table-cell>
          <table:table-cell table:style-name="ce26" office:value-type="float" office:value="-0.59" calcext:value-type="float">
            <text:p><text:s/>－0.59 </text:p>
          </table:table-cell>
          <table:table-cell table:style-name="ce30" office:value-type="float" office:value="40" calcext:value-type="float">
            <text:p><text:s text:c="3"/>40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16" calcext:value-type="float">
            <text:p><text:s text:c="3"/>2.16 </text:p>
          </table:table-cell>
          <table:table-cell table:style-name="ce30" office:value-type="float" office:value="152" calcext:value-type="float">
            <text:p><text:s text:c="3"/>152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2" calcext:value-type="float">
            <text:p><text:s text:c="3"/>8.20 </text:p>
          </table:table-cell>
          <table:table-cell table:style-name="ce30" office:value-type="float" office:value="112" calcext:value-type="float">
            <text:p><text:s text:c="3"/>112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05" calcext:value-type="float">
            <text:p><text:s text:c="3"/>6.05 </text:p>
          </table:table-cell>
          <table:table-cell table:style-name="ce30" office:value-type="float" office:value="112" calcext:value-type="float">
            <text:p><text:s text:c="3"/>112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05" calcext:value-type="float">
            <text:p><text:s text:c="3"/>6.05 </text:p>
          </table:table-cell>
          <table:table-cell table:style-name="ce18" office:value-type="float" office:value="40" calcext:value-type="float">
            <text:p><text:s text:c="3"/>40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6" calcext:value-type="float">
            <text:p><text:s text:c="3"/>2.1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21" calcext:value-type="float">
            <text:p><text:s text:c="3"/>1.21 </text:p>
          </table:table-cell>
          <table:table-cell table:style-name="ce30" office:value-type="float" office:value="45" calcext:value-type="float">
            <text:p><text:s text:c="3"/>45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26" office:value-type="float" office:value="1.76" calcext:value-type="float">
            <text:p><text:s text:c="3"/>1.76 </text:p>
          </table:table-cell>
          <table:table-cell table:style-name="ce30" office:value-type="float" office:value="181" calcext:value-type="float">
            <text:p><text:s text:c="3"/>181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07" calcext:value-type="float">
            <text:p><text:s text:c="3"/>7.07 </text:p>
          </table:table-cell>
          <table:table-cell table:style-name="ce30" office:value-type="float" office:value="136" calcext:value-type="float">
            <text:p><text:s text:c="3"/>136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31" calcext:value-type="float">
            <text:p><text:s text:c="3"/>5.31 </text:p>
          </table:table-cell>
          <table:table-cell table:style-name="ce30" office:value-type="float" office:value="152" calcext:value-type="float">
            <text:p><text:s text:c="3"/>152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94" calcext:value-type="float">
            <text:p><text:s text:c="3"/>5.94 </text:p>
          </table:table-cell>
          <table:table-cell table:style-name="ce18" office:value-type="float" office:value="49" calcext:value-type="float">
            <text:p><text:s text:c="3"/>49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91" calcext:value-type="float">
            <text:p><text:s text:c="3"/>1.9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-79" calcext:value-type="float">
            <text:p><text:s/>－79 </text:p>
          </table:table-cell>
          <table:table-cell table:style-name="ce26" office:value-type="float" office:value="-0.36" calcext:value-type="float">
            <text:p><text:s/>－0.36 </text:p>
          </table:table-cell>
          <table:table-cell table:style-name="ce26" office:value-type="float" office:value="-4.4" calcext:value-type="float">
            <text:p><text:s/>－4.40 </text:p>
          </table:table-cell>
          <table:table-cell table:style-name="ce30" office:value-type="float" office:value="49" calcext:value-type="float">
            <text:p><text:s text:c="3"/>49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26" office:value-type="float" office:value="2.73" calcext:value-type="float">
            <text:p><text:s text:c="3"/>2.73 </text:p>
          </table:table-cell>
          <table:table-cell table:style-name="ce30" office:value-type="float" office:value="136" calcext:value-type="float">
            <text:p><text:s text:c="3"/>136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58" calcext:value-type="float">
            <text:p><text:s text:c="3"/>7.58 </text:p>
          </table:table-cell>
          <table:table-cell table:style-name="ce30" office:value-type="float" office:value="87" calcext:value-type="float">
            <text:p><text:s text:c="3"/>87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5" calcext:value-type="float">
            <text:p><text:s text:c="3"/>4.85 </text:p>
          </table:table-cell>
          <table:table-cell table:style-name="ce30" office:value-type="float" office:value="119" calcext:value-type="float">
            <text:p><text:s text:c="3"/>119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64" calcext:value-type="float">
            <text:p><text:s text:c="3"/>6.64 </text:p>
          </table:table-cell>
          <table:table-cell table:style-name="ce18" office:value-type="float" office:value="64" calcext:value-type="float">
            <text:p><text:s text:c="3"/>64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46" office:value-type="float" office:value="3.57" calcext:value-type="float">
            <text:p><text:s text:c="3"/>3.5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-75" calcext:value-type="float">
            <text:p><text:s/>－75 </text:p>
          </table:table-cell>
          <table:table-cell table:style-name="ce26" office:value-type="float" office:value="-0.47" calcext:value-type="float">
            <text:p><text:s/>－0.47 </text:p>
          </table:table-cell>
          <table:table-cell table:style-name="ce26" office:value-type="float" office:value="-5.75" calcext:value-type="float">
            <text:p><text:s/>－5.75 </text:p>
          </table:table-cell>
          <table:table-cell table:style-name="ce32" office:value-type="float" office:value="40" calcext:value-type="float">
            <text:p><text:s text:c="3"/>40 </text:p>
          </table:table-cell>
          <table:table-cell table:style-name="ce34" office:value-type="float" office:value="0.25" calcext:value-type="float">
            <text:p><text:s text:c="3"/>0.25 </text:p>
          </table:table-cell>
          <table:table-cell table:style-name="ce34" office:value-type="float" office:value="3.07" calcext:value-type="float">
            <text:p><text:s text:c="3"/>3.07 </text:p>
          </table:table-cell>
          <table:table-cell table:style-name="ce30" office:value-type="float" office:value="116" calcext:value-type="float">
            <text:p><text:s text:c="3"/>116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89" calcext:value-type="float">
            <text:p><text:s text:c="3"/>8.89 </text:p>
          </table:table-cell>
          <table:table-cell table:style-name="ce30" office:value-type="float" office:value="76" calcext:value-type="float">
            <text:p><text:s text:c="3"/>76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82" calcext:value-type="float">
            <text:p><text:s text:c="3"/>5.82 </text:p>
          </table:table-cell>
          <table:table-cell table:style-name="ce30" office:value-type="float" office:value="47" calcext:value-type="float">
            <text:p><text:s text:c="3"/>47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6" calcext:value-type="float">
            <text:p><text:s text:c="3"/>3.60 </text:p>
          </table:table-cell>
          <table:table-cell table:style-name="ce18" office:value-type="float" office:value="29" calcext:value-type="float">
            <text:p><text:s text:c="3"/>29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22" calcext:value-type="float">
            <text:p><text:s text:c="3"/>2.2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-56" calcext:value-type="float">
            <text:p><text:s/>－56 </text:p>
          </table:table-cell>
          <table:table-cell table:style-name="ce26" office:value-type="float" office:value="-0.45" calcext:value-type="float">
            <text:p><text:s/>－0.45 </text:p>
          </table:table-cell>
          <table:table-cell table:style-name="ce26" office:value-type="float" office:value="-5.52" calcext:value-type="float">
            <text:p><text:s/>－5.52 </text:p>
          </table:table-cell>
          <table:table-cell table:style-name="ce30" office:value-type="float" office:value="35" calcext:value-type="float">
            <text:p><text:s text:c="3"/>35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45" calcext:value-type="float">
            <text:p><text:s text:c="3"/>3.45 </text:p>
          </table:table-cell>
          <table:table-cell table:style-name="ce30" office:value-type="float" office:value="92" calcext:value-type="float">
            <text:p><text:s text:c="3"/>92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9.06" calcext:value-type="float">
            <text:p><text:s text:c="3"/>9.06 </text:p>
          </table:table-cell>
          <table:table-cell table:style-name="ce30" office:value-type="float" office:value="57" calcext:value-type="float">
            <text:p><text:s text:c="3"/>57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62" calcext:value-type="float">
            <text:p><text:s text:c="3"/>5.62 </text:p>
          </table:table-cell>
          <table:table-cell table:style-name="ce30" office:value-type="float" office:value="69" calcext:value-type="float">
            <text:p><text:s text:c="3"/>69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8" calcext:value-type="float">
            <text:p><text:s text:c="3"/>6.80 </text:p>
          </table:table-cell>
          <table:table-cell table:style-name="ce18" office:value-type="float" office:value="29" calcext:value-type="float">
            <text:p><text:s text:c="3"/>29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86" calcext:value-type="float">
            <text:p><text:s text:c="3"/>2.8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54" calcext:value-type="float">
            <text:p><text:s text:c="3"/>54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48" calcext:value-type="float">
            <text:p><text:s text:c="3"/>3.48 </text:p>
          </table:table-cell>
          <table:table-cell table:style-name="ce30" office:value-type="float" office:value="5" calcext:value-type="float">
            <text:p><text:s text:c="3"/>5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30" office:value-type="float" office:value="126" calcext:value-type="float">
            <text:p><text:s text:c="3"/>126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13" calcext:value-type="float">
            <text:p><text:s text:c="3"/>8.13 </text:p>
          </table:table-cell>
          <table:table-cell table:style-name="ce30" office:value-type="float" office:value="121" calcext:value-type="float">
            <text:p><text:s text:c="3"/>121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8" calcext:value-type="float">
            <text:p><text:s text:c="3"/>7.80 </text:p>
          </table:table-cell>
          <table:table-cell table:style-name="ce30" office:value-type="float" office:value="89" calcext:value-type="float">
            <text:p><text:s text:c="3"/>89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74" calcext:value-type="float">
            <text:p><text:s text:c="3"/>5.74 </text:p>
          </table:table-cell>
          <table:table-cell table:style-name="ce18" office:value-type="float" office:value="55" calcext:value-type="float">
            <text:p><text:s text:c="3"/>55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46" office:value-type="float" office:value="3.55" calcext:value-type="float">
            <text:p><text:s text:c="3"/>3.5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-62" calcext:value-type="float">
            <text:p><text:s/>－62 </text:p>
          </table:table-cell>
          <table:table-cell table:style-name="ce26" office:value-type="float" office:value="-0.24" calcext:value-type="float">
            <text:p><text:s/>－0.24 </text:p>
          </table:table-cell>
          <table:table-cell table:style-name="ce26" office:value-type="float" office:value="-2.89" calcext:value-type="float">
            <text:p><text:s/>－2.89 </text:p>
          </table:table-cell>
          <table:table-cell table:style-name="ce30" office:value-type="float" office:value="65" calcext:value-type="float">
            <text:p><text:s text:c="3"/>65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26" office:value-type="float" office:value="3.03" calcext:value-type="float">
            <text:p><text:s text:c="3"/>3.03 </text:p>
          </table:table-cell>
          <table:table-cell table:style-name="ce30" office:value-type="float" office:value="183" calcext:value-type="float">
            <text:p><text:s text:c="3"/>183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53" calcext:value-type="float">
            <text:p><text:s text:c="3"/>8.53 </text:p>
          </table:table-cell>
          <table:table-cell table:style-name="ce30" office:value-type="float" office:value="118" calcext:value-type="float">
            <text:p><text:s text:c="3"/>118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5" calcext:value-type="float">
            <text:p><text:s text:c="3"/>5.50 </text:p>
          </table:table-cell>
          <table:table-cell table:style-name="ce30" office:value-type="float" office:value="107" calcext:value-type="float">
            <text:p><text:s text:c="3"/>107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99" calcext:value-type="float">
            <text:p><text:s text:c="3"/>4.99 </text:p>
          </table:table-cell>
          <table:table-cell table:style-name="ce18" office:value-type="float" office:value="63" calcext:value-type="float">
            <text:p><text:s text:c="3"/>63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94" calcext:value-type="float">
            <text:p><text:s text:c="3"/>2.9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-95" calcext:value-type="float">
            <text:p><text:s/>－95 </text:p>
          </table:table-cell>
          <table:table-cell table:style-name="ce26" office:value-type="float" office:value="-0.84" calcext:value-type="float">
            <text:p><text:s/>－0.84 </text:p>
          </table:table-cell>
          <table:table-cell table:style-name="ce26" office:value-type="float" office:value="-10.2" calcext:value-type="float">
            <text:p><text:s/>－10.20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26" office:value-type="float" office:value="1.72" calcext:value-type="float">
            <text:p><text:s text:c="3"/>1.72 </text:p>
          </table:table-cell>
          <table:table-cell table:style-name="ce30" office:value-type="float" office:value="77" calcext:value-type="float">
            <text:p><text:s text:c="3"/>77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27" calcext:value-type="float">
            <text:p><text:s text:c="3"/>8.27 </text:p>
          </table:table-cell>
          <table:table-cell table:style-name="ce30" office:value-type="float" office:value="61" calcext:value-type="float">
            <text:p><text:s text:c="3"/>61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55" calcext:value-type="float">
            <text:p><text:s text:c="3"/>6.55 </text:p>
          </table:table-cell>
          <table:table-cell table:style-name="ce30" office:value-type="float" office:value="58" calcext:value-type="float">
            <text:p><text:s text:c="3"/>58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23" calcext:value-type="float">
            <text:p><text:s text:c="3"/>6.23 </text:p>
          </table:table-cell>
          <table:table-cell table:style-name="ce18" office:value-type="float" office:value="26" calcext:value-type="float">
            <text:p><text:s text:c="3"/>26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9" calcext:value-type="float">
            <text:p><text:s text:c="3"/>2.7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55" calcext:value-type="float">
            <text:p><text:s text:c="3"/>55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5" calcext:value-type="float">
            <text:p><text:s text:c="3"/>2.50 </text:p>
          </table:table-cell>
          <table:table-cell table:style-name="ce30" office:value-type="float" office:value="89" calcext:value-type="float">
            <text:p><text:s text:c="3"/>89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4.05" calcext:value-type="float">
            <text:p><text:s text:c="3"/>4.05 </text:p>
          </table:table-cell>
          <table:table-cell table:style-name="ce30" office:value-type="float" office:value="181" calcext:value-type="float">
            <text:p><text:s text:c="3"/>181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23" calcext:value-type="float">
            <text:p><text:s text:c="3"/>8.23 </text:p>
          </table:table-cell>
          <table:table-cell table:style-name="ce30" office:value-type="float" office:value="92" calcext:value-type="float">
            <text:p><text:s text:c="3"/>92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18" calcext:value-type="float">
            <text:p><text:s text:c="3"/>4.18 </text:p>
          </table:table-cell>
          <table:table-cell table:style-name="ce30" office:value-type="float" office:value="124" calcext:value-type="float">
            <text:p><text:s text:c="3"/>124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64" calcext:value-type="float">
            <text:p><text:s text:c="3"/>5.64 </text:p>
          </table:table-cell>
          <table:table-cell table:style-name="ce18" office:value-type="float" office:value="49" calcext:value-type="float">
            <text:p><text:s text:c="3"/>49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23" calcext:value-type="float">
            <text:p><text:s text:c="3"/>2.2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30" office:value-type="float" office:value="106" calcext:value-type="float">
            <text:p><text:s text:c="3"/>106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54" calcext:value-type="float">
            <text:p><text:s text:c="3"/>4.54 </text:p>
          </table:table-cell>
          <table:table-cell table:style-name="ce30" office:value-type="float" office:value="210" calcext:value-type="float">
            <text:p><text:s text:c="3"/>210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9" calcext:value-type="float">
            <text:p><text:s text:c="3"/>9.00 </text:p>
          </table:table-cell>
          <table:table-cell table:style-name="ce30" office:value-type="float" office:value="104" calcext:value-type="float">
            <text:p><text:s text:c="3"/>104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46" calcext:value-type="float">
            <text:p><text:s text:c="3"/>4.46 </text:p>
          </table:table-cell>
          <table:table-cell table:style-name="ce30" office:value-type="float" office:value="139" calcext:value-type="float">
            <text:p><text:s text:c="3"/>139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96" calcext:value-type="float">
            <text:p><text:s text:c="3"/>5.96 </text:p>
          </table:table-cell>
          <table:table-cell table:style-name="ce18" office:value-type="float" office:value="49" calcext:value-type="float">
            <text:p><text:s text:c="3"/>49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1" calcext:value-type="float">
            <text:p><text:s text:c="3"/>2.1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-96" calcext:value-type="float">
            <text:p><text:s/>－96 </text:p>
          </table:table-cell>
          <table:table-cell table:style-name="ce26" office:value-type="float" office:value="-0.39" calcext:value-type="float">
            <text:p><text:s/>－0.39 </text:p>
          </table:table-cell>
          <table:table-cell table:style-name="ce26" office:value-type="float" office:value="-4.71" calcext:value-type="float">
            <text:p><text:s/>－4.71 </text:p>
          </table:table-cell>
          <table:table-cell table:style-name="ce30" office:value-type="float" office:value="81" calcext:value-type="float">
            <text:p><text:s text:c="3"/>81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3.97" calcext:value-type="float">
            <text:p><text:s text:c="3"/>3.97 </text:p>
          </table:table-cell>
          <table:table-cell table:style-name="ce30" office:value-type="float" office:value="198" calcext:value-type="float">
            <text:p><text:s text:c="3"/>198 </text:p>
          </table:table-cell>
          <table:table-cell table:style-name="ce26" office:value-type="float" office:value="0.8" calcext:value-type="float">
            <text:p><text:s text:c="3"/>0.80 </text:p>
          </table:table-cell>
          <table:table-cell table:style-name="ce26" office:value-type="float" office:value="9.71" calcext:value-type="float">
            <text:p><text:s text:c="3"/>9.71 </text:p>
          </table:table-cell>
          <table:table-cell table:style-name="ce30" office:value-type="float" office:value="117" calcext:value-type="float">
            <text:p><text:s text:c="3"/>117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74" calcext:value-type="float">
            <text:p><text:s text:c="3"/>5.74 </text:p>
          </table:table-cell>
          <table:table-cell table:style-name="ce30" office:value-type="float" office:value="103" calcext:value-type="float">
            <text:p><text:s text:c="3"/>103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05" calcext:value-type="float">
            <text:p><text:s text:c="3"/>5.05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" calcext:value-type="float">
            <text:p><text:s text:c="3"/>2.50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297" calcext:value-type="float">
            <text:p><text:s text:c="3"/>297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25" office:value-type="float" office:value="2.37" calcext:value-type="float">
            <text:p><text:s text:c="3"/>2.37 </text:p>
          </table:table-cell>
          <table:table-cell table:style-name="ce29" office:value-type="float" office:value="260" calcext:value-type="float">
            <text:p><text:s text:c="3"/>260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25" office:value-type="float" office:value="2.07" calcext:value-type="float">
            <text:p><text:s text:c="3"/>2.07 </text:p>
          </table:table-cell>
          <table:table-cell table:style-name="ce29" office:value-type="float" office:value="1011" calcext:value-type="float">
            <text:p><text:s text:c="3"/>1,011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8.05" calcext:value-type="float">
            <text:p><text:s text:c="3"/>8.05 </text:p>
          </table:table-cell>
          <table:table-cell table:style-name="ce29" office:value-type="float" office:value="751" calcext:value-type="float">
            <text:p><text:s text:c="3"/>751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98" calcext:value-type="float">
            <text:p><text:s text:c="3"/>5.98 </text:p>
          </table:table-cell>
          <table:table-cell table:style-name="ce29" office:value-type="float" office:value="619" calcext:value-type="float">
            <text:p><text:s text:c="3"/>619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93" calcext:value-type="float">
            <text:p><text:s text:c="3"/>4.93 </text:p>
          </table:table-cell>
          <table:table-cell table:style-name="ce17" office:value-type="float" office:value="350" calcext:value-type="float">
            <text:p><text:s text:c="3"/>350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5" office:value-type="float" office:value="2.79" calcext:value-type="float">
            <text:p><text:s text:c="3"/>2.7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-10" calcext:value-type="float">
            <text:p><text:s/>－10 </text:p>
          </table:table-cell>
          <table:table-cell table:style-name="ce26" office:value-type="float" office:value="-0.36" calcext:value-type="float">
            <text:p><text:s/>－0.36 </text:p>
          </table:table-cell>
          <table:table-cell table:style-name="ce26" office:value-type="float" office:value="-4.39" calcext:value-type="float">
            <text:p><text:s/>－4.39 </text:p>
          </table:table-cell>
          <table:table-cell table:style-name="ce30" office:value-type="float" office:value="-3" calcext:value-type="float">
            <text:p><text:s/>－3 </text:p>
          </table:table-cell>
          <table:table-cell table:style-name="ce26" office:value-type="float" office:value="-0.11" calcext:value-type="float">
            <text:p><text:s/>－0.11 </text:p>
          </table:table-cell>
          <table:table-cell table:style-name="ce26" office:value-type="float" office:value="-1.32" calcext:value-type="float">
            <text:p><text:s/>－1.32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15" calcext:value-type="float">
            <text:p><text:s text:c="3"/>6.15 </text:p>
          </table:table-cell>
          <table:table-cell table:style-name="ce30" office:value-type="float" office:value="17" calcext:value-type="float">
            <text:p><text:s text:c="3"/>17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47" calcext:value-type="float">
            <text:p><text:s text:c="3"/>7.47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15" calcext:value-type="float">
            <text:p><text:s text:c="3"/>6.15 </text:p>
          </table:table-cell>
          <table:table-cell table:style-name="ce18" office:value-type="float" office:value="5" calcext:value-type="float">
            <text:p><text:s text:c="3"/>5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295" calcext:value-type="float">
            <text:p><text:s text:c="3"/>295 </text:p>
          </table:table-cell>
          <table:table-cell table:style-name="ce26" office:value-type="float" office:value="2.29" calcext:value-type="float">
            <text:p><text:s text:c="3"/>2.29 </text:p>
          </table:table-cell>
          <table:table-cell table:style-name="ce26" office:value-type="float" office:value="27.85" calcext:value-type="float">
            <text:p><text:s text:c="3"/>27.85 </text:p>
          </table:table-cell>
          <table:table-cell table:style-name="ce30" office:value-type="float" office:value="30" calcext:value-type="float">
            <text:p><text:s text:c="3"/>30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26" office:value-type="float" office:value="2.83" calcext:value-type="float">
            <text:p><text:s text:c="3"/>2.83 </text:p>
          </table:table-cell>
          <table:table-cell table:style-name="ce30" office:value-type="float" office:value="102" calcext:value-type="float">
            <text:p><text:s text:c="3"/>102 </text:p>
          </table:table-cell>
          <table:table-cell table:style-name="ce26" office:value-type="float" office:value="0.79" calcext:value-type="float">
            <text:p><text:s text:c="3"/>0.79 </text:p>
          </table:table-cell>
          <table:table-cell table:style-name="ce26" office:value-type="float" office:value="9.62" calcext:value-type="float">
            <text:p><text:s text:c="3"/>9.62 </text:p>
          </table:table-cell>
          <table:table-cell table:style-name="ce30" office:value-type="float" office:value="72" calcext:value-type="float">
            <text:p><text:s text:c="3"/>72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79" calcext:value-type="float">
            <text:p><text:s text:c="3"/>6.79 </text:p>
          </table:table-cell>
          <table:table-cell table:style-name="ce30" office:value-type="float" office:value="65" calcext:value-type="float">
            <text:p><text:s text:c="3"/>65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13" calcext:value-type="float">
            <text:p><text:s text:c="3"/>6.13 </text:p>
          </table:table-cell>
          <table:table-cell table:style-name="ce18" office:value-type="float" office:value="38" calcext:value-type="float">
            <text:p><text:s text:c="3"/>38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46" office:value-type="float" office:value="3.58" calcext:value-type="float">
            <text:p><text:s text:c="3"/>3.5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37" calcext:value-type="float">
            <text:p><text:s text:c="3"/>37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26" office:value-type="float" office:value="2.37" calcext:value-type="float">
            <text:p><text:s text:c="3"/>2.37 </text:p>
          </table:table-cell>
          <table:table-cell table:style-name="ce30" office:value-type="float" office:value="23" calcext:value-type="float">
            <text:p><text:s text:c="3"/>23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26" office:value-type="float" office:value="1.47" calcext:value-type="float">
            <text:p><text:s text:c="3"/>1.47 </text:p>
          </table:table-cell>
          <table:table-cell table:style-name="ce30" office:value-type="float" office:value="128" calcext:value-type="float">
            <text:p><text:s text:c="3"/>128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21" calcext:value-type="float">
            <text:p><text:s text:c="3"/>8.21 </text:p>
          </table:table-cell>
          <table:table-cell table:style-name="ce30" office:value-type="float" office:value="105" calcext:value-type="float">
            <text:p><text:s text:c="3"/>105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73" calcext:value-type="float">
            <text:p><text:s text:c="3"/>6.73 </text:p>
          </table:table-cell>
          <table:table-cell table:style-name="ce30" office:value-type="float" office:value="73" calcext:value-type="float">
            <text:p><text:s text:c="3"/>73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68" calcext:value-type="float">
            <text:p><text:s text:c="3"/>4.68 </text:p>
          </table:table-cell>
          <table:table-cell table:style-name="ce18" office:value-type="float" office:value="69" calcext:value-type="float">
            <text:p><text:s text:c="3"/>69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46" office:value-type="float" office:value="4.42" calcext:value-type="float">
            <text:p><text:s text:c="3"/>4.4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180" calcext:value-type="float">
            <text:p><text:s text:c="3"/>180 </text:p>
          </table:table-cell>
          <table:table-cell table:style-name="ce26" office:value-type="float" office:value="1.05" calcext:value-type="float">
            <text:p><text:s text:c="3"/>1.05 </text:p>
          </table:table-cell>
          <table:table-cell table:style-name="ce26" office:value-type="float" office:value="12.77" calcext:value-type="float">
            <text:p><text:s text:c="3"/>12.77 </text:p>
          </table:table-cell>
          <table:table-cell table:style-name="ce30" office:value-type="float" office:value="59" calcext:value-type="float">
            <text:p><text:s text:c="3"/>59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18" calcext:value-type="float">
            <text:p><text:s text:c="3"/>4.18 </text:p>
          </table:table-cell>
          <table:table-cell table:style-name="ce30" office:value-type="float" office:value="119" calcext:value-type="float">
            <text:p><text:s text:c="3"/>119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44" calcext:value-type="float">
            <text:p><text:s text:c="3"/>8.44 </text:p>
          </table:table-cell>
          <table:table-cell table:style-name="ce30" office:value-type="float" office:value="60" calcext:value-type="float">
            <text:p><text:s text:c="3"/>60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25" calcext:value-type="float">
            <text:p><text:s text:c="3"/>4.25 </text:p>
          </table:table-cell>
          <table:table-cell table:style-name="ce30" office:value-type="float" office:value="69" calcext:value-type="float">
            <text:p><text:s text:c="3"/>69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9" calcext:value-type="float">
            <text:p><text:s text:c="3"/>4.89 </text:p>
          </table:table-cell>
          <table:table-cell table:style-name="ce18" office:value-type="float" office:value="33" calcext:value-type="float">
            <text:p><text:s text:c="3"/>33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34" calcext:value-type="float">
            <text:p><text:s text:c="3"/>2.3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29" calcext:value-type="float">
            <text:p><text:s text:c="3"/>29 </text:p>
          </table:table-cell>
          <table:table-cell table:style-name="ce26" office:value-type="float" office:value="0.08" calcext:value-type="float">
            <text:p><text:s text:c="3"/>0.08 </text:p>
          </table:table-cell>
          <table:table-cell table:style-name="ce26" office:value-type="float" office:value="0.99" calcext:value-type="float">
            <text:p><text:s text:c="3"/>0.99 </text:p>
          </table:table-cell>
          <table:table-cell table:style-name="ce30" office:value-type="float" office:value="87" calcext:value-type="float">
            <text:p><text:s text:c="3"/>87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98" calcext:value-type="float">
            <text:p><text:s text:c="3"/>2.98 </text:p>
          </table:table-cell>
          <table:table-cell table:style-name="ce30" office:value-type="float" office:value="224" calcext:value-type="float">
            <text:p><text:s text:c="3"/>224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67" calcext:value-type="float">
            <text:p><text:s text:c="3"/>7.67 </text:p>
          </table:table-cell>
          <table:table-cell table:style-name="ce30" office:value-type="float" office:value="137" calcext:value-type="float">
            <text:p><text:s text:c="3"/>137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69" calcext:value-type="float">
            <text:p><text:s text:c="3"/>4.69 </text:p>
          </table:table-cell>
          <table:table-cell table:style-name="ce30" office:value-type="float" office:value="146" calcext:value-type="float">
            <text:p><text:s text:c="3"/>146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5" calcext:value-type="float">
            <text:p><text:s text:c="3"/>5.00 </text:p>
          </table:table-cell>
          <table:table-cell table:style-name="ce18" office:value-type="float" office:value="58" calcext:value-type="float">
            <text:p><text:s text:c="3"/>58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99" calcext:value-type="float">
            <text:p><text:s text:c="3"/>1.9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-102" calcext:value-type="float">
            <text:p><text:s/>－102 </text:p>
          </table:table-cell>
          <table:table-cell table:style-name="ce26" office:value-type="float" office:value="-1.82" calcext:value-type="float">
            <text:p><text:s/>－1.82 </text:p>
          </table:table-cell>
          <table:table-cell table:style-name="ce26" office:value-type="float" office:value="-22.2" calcext:value-type="float">
            <text:p><text:s/>－22.20 </text:p>
          </table:table-cell>
          <table:table-cell table:style-name="ce30" office:value-type="float" office:value="-9" calcext:value-type="float">
            <text:p><text:s/>－9 </text:p>
          </table:table-cell>
          <table:table-cell table:style-name="ce26" office:value-type="float" office:value="-0.16" calcext:value-type="float">
            <text:p><text:s/>－0.16 </text:p>
          </table:table-cell>
          <table:table-cell table:style-name="ce26" office:value-type="float" office:value="-1.96" calcext:value-type="float">
            <text:p><text:s/>－1.96 </text:p>
          </table:table-cell>
          <table:table-cell table:style-name="ce30" office:value-type="float" office:value="27" calcext:value-type="float">
            <text:p><text:s text:c="3"/>27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88" calcext:value-type="float">
            <text:p><text:s text:c="3"/>5.88 </text:p>
          </table:table-cell>
          <table:table-cell table:style-name="ce30" office:value-type="float" office:value="36" calcext:value-type="float">
            <text:p><text:s text:c="3"/>36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84" calcext:value-type="float">
            <text:p><text:s text:c="3"/>7.84 </text:p>
          </table:table-cell>
          <table:table-cell table:style-name="ce30" office:value-type="float" office:value="24" calcext:value-type="float">
            <text:p><text:s text:c="3"/>24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3" calcext:value-type="float">
            <text:p><text:s text:c="3"/>5.23 </text:p>
          </table:table-cell>
          <table:table-cell table:style-name="ce18" office:value-type="float" office:value="11" calcext:value-type="float">
            <text:p><text:s text:c="3"/>11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" calcext:value-type="float">
            <text:p><text:s text:c="3"/>2.4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-75" calcext:value-type="float">
            <text:p><text:s/>－75 </text:p>
          </table:table-cell>
          <table:table-cell table:style-name="ce26" office:value-type="float" office:value="-2.56" calcext:value-type="float">
            <text:p><text:s/>－2.56 </text:p>
          </table:table-cell>
          <table:table-cell table:style-name="ce26" office:value-type="float" office:value="-31.11" calcext:value-type="float">
            <text:p><text:s/>－31.11 </text:p>
          </table:table-cell>
          <table:table-cell table:style-name="ce30" office:value-type="float" office:value="-2" calcext:value-type="float">
            <text:p><text:s/>－2 </text:p>
          </table:table-cell>
          <table:table-cell table:style-name="ce26" office:value-type="float" office:value="-0.07" calcext:value-type="float">
            <text:p><text:s/>－0.07 </text:p>
          </table:table-cell>
          <table:table-cell table:style-name="ce26" office:value-type="float" office:value="-0.83" calcext:value-type="float">
            <text:p><text:s/>－0.83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23" calcext:value-type="float">
            <text:p><text:s text:c="3"/>6.23 </text:p>
          </table:table-cell>
          <table:table-cell table:style-name="ce30" office:value-type="float" office:value="17" calcext:value-type="float">
            <text:p><text:s text:c="3"/>17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06" calcext:value-type="float">
            <text:p><text:s text:c="3"/>7.06 </text:p>
          </table:table-cell>
          <table:table-cell table:style-name="ce30" office:value-type="float" office:value="8" calcext:value-type="float">
            <text:p><text:s text:c="3"/>8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32" calcext:value-type="float">
            <text:p><text:s text:c="3"/>3.32 </text:p>
          </table:table-cell>
          <table:table-cell table:style-name="ce18" office:value-type="float" office:value="6" calcext:value-type="float">
            <text:p><text:s text:c="3"/>6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9" calcext:value-type="float">
            <text:p><text:s text:c="3"/>2.4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-98" calcext:value-type="float">
            <text:p><text:s/>－98 </text:p>
          </table:table-cell>
          <table:table-cell table:style-name="ce26" office:value-type="float" office:value="-0.53" calcext:value-type="float">
            <text:p><text:s/>－0.53 </text:p>
          </table:table-cell>
          <table:table-cell table:style-name="ce26" office:value-type="float" office:value="-6.44" calcext:value-type="float">
            <text:p><text:s/>－6.44 </text:p>
          </table:table-cell>
          <table:table-cell table:style-name="ce30" office:value-type="float" office:value="-11" calcext:value-type="float">
            <text:p><text:s/>－11 </text:p>
          </table:table-cell>
          <table:table-cell table:style-name="ce26" office:value-type="float" office:value="-0.06" calcext:value-type="float">
            <text:p><text:s/>－0.06 </text:p>
          </table:table-cell>
          <table:table-cell table:style-name="ce26" office:value-type="float" office:value="-0.72" calcext:value-type="float">
            <text:p><text:s/>－0.72 </text:p>
          </table:table-cell>
          <table:table-cell table:style-name="ce30" office:value-type="float" office:value="92" calcext:value-type="float">
            <text:p><text:s text:c="3"/>92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05" calcext:value-type="float">
            <text:p><text:s text:c="3"/>6.05 </text:p>
          </table:table-cell>
          <table:table-cell table:style-name="ce30" office:value-type="float" office:value="103" calcext:value-type="float">
            <text:p><text:s text:c="3"/>103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77" calcext:value-type="float">
            <text:p><text:s text:c="3"/>6.77 </text:p>
          </table:table-cell>
          <table:table-cell table:style-name="ce30" office:value-type="float" office:value="64" calcext:value-type="float">
            <text:p><text:s text:c="3"/>64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21" calcext:value-type="float">
            <text:p><text:s text:c="3"/>4.21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4" calcext:value-type="float">
            <text:p><text:s text:c="3"/>2.0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-161" calcext:value-type="float">
            <text:p><text:s/>－161 </text:p>
          </table:table-cell>
          <table:table-cell table:style-name="ce26" office:value-type="float" office:value="-0.8" calcext:value-type="float">
            <text:p><text:s/>－0.80 </text:p>
          </table:table-cell>
          <table:table-cell table:style-name="ce26" office:value-type="float" office:value="-9.79" calcext:value-type="float">
            <text:p><text:s/>－9.79 </text:p>
          </table:table-cell>
          <table:table-cell table:style-name="ce30" office:value-type="float" office:value="28" calcext:value-type="float">
            <text:p><text:s text:c="3"/>28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26" office:value-type="float" office:value="1.7" calcext:value-type="float">
            <text:p><text:s text:c="3"/>1.70 </text:p>
          </table:table-cell>
          <table:table-cell table:style-name="ce30" office:value-type="float" office:value="139" calcext:value-type="float">
            <text:p><text:s text:c="3"/>139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46" calcext:value-type="float">
            <text:p><text:s text:c="3"/>8.46 </text:p>
          </table:table-cell>
          <table:table-cell table:style-name="ce30" office:value-type="float" office:value="111" calcext:value-type="float">
            <text:p><text:s text:c="3"/>111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75" calcext:value-type="float">
            <text:p><text:s text:c="3"/>6.75 </text:p>
          </table:table-cell>
          <table:table-cell table:style-name="ce30" office:value-type="float" office:value="73" calcext:value-type="float">
            <text:p><text:s text:c="3"/>73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44" calcext:value-type="float">
            <text:p><text:s text:c="3"/>4.44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1" calcext:value-type="float">
            <text:p><text:s text:c="3"/>3.1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21" calcext:value-type="float">
            <text:p><text:s text:c="3"/>21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53" calcext:value-type="float">
            <text:p><text:s text:c="3"/>8.53 </text:p>
          </table:table-cell>
          <table:table-cell table:style-name="ce30" office:value-type="float" office:value="12" calcext:value-type="float">
            <text:p><text:s text:c="3"/>12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7" calcext:value-type="float">
            <text:p><text:s text:c="3"/>4.87 </text:p>
          </table:table-cell>
          <table:table-cell table:style-name="ce30" office:value-type="float" office:value="35" calcext:value-type="float">
            <text:p><text:s text:c="3"/>35 </text:p>
          </table:table-cell>
          <table:table-cell table:style-name="ce26" office:value-type="float" office:value="1.17" calcext:value-type="float">
            <text:p><text:s text:c="3"/>1.17 </text:p>
          </table:table-cell>
          <table:table-cell table:style-name="ce26" office:value-type="float" office:value="14.22" calcext:value-type="float">
            <text:p><text:s text:c="3"/>14.22 </text:p>
          </table:table-cell>
          <table:table-cell table:style-name="ce30" office:value-type="float" office:value="23" calcext:value-type="float">
            <text:p><text:s text:c="3"/>23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34" calcext:value-type="float">
            <text:p><text:s text:c="3"/>9.34 </text:p>
          </table:table-cell>
          <table:table-cell table:style-name="ce30" office:value-type="float" office:value="18" calcext:value-type="float">
            <text:p><text:s text:c="3"/>18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31" calcext:value-type="float">
            <text:p><text:s text:c="3"/>7.31 </text:p>
          </table:table-cell>
          <table:table-cell table:style-name="ce18" office:value-type="float" office:value="6" calcext:value-type="float">
            <text:p><text:s text:c="3"/>6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4" calcext:value-type="float">
            <text:p><text:s text:c="3"/>2.4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181" calcext:value-type="float">
            <text:p><text:s text:c="3"/>181 </text:p>
          </table:table-cell>
          <table:table-cell table:style-name="ce26" office:value-type="float" office:value="1.18" calcext:value-type="float">
            <text:p><text:s text:c="3"/>1.18 </text:p>
          </table:table-cell>
          <table:table-cell table:style-name="ce26" office:value-type="float" office:value="14.33" calcext:value-type="float">
            <text:p><text:s text:c="3"/>14.33 </text:p>
          </table:table-cell>
          <table:table-cell table:style-name="ce30" office:value-type="float" office:value="46" calcext:value-type="float">
            <text:p><text:s text:c="3"/>46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64" calcext:value-type="float">
            <text:p><text:s text:c="3"/>3.64 </text:p>
          </table:table-cell>
          <table:table-cell table:style-name="ce30" office:value-type="float" office:value="116" calcext:value-type="float">
            <text:p><text:s text:c="3"/>116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9.18" calcext:value-type="float">
            <text:p><text:s text:c="3"/>9.18 </text:p>
          </table:table-cell>
          <table:table-cell table:style-name="ce30" office:value-type="float" office:value="70" calcext:value-type="float">
            <text:p><text:s text:c="3"/>70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54" calcext:value-type="float">
            <text:p><text:s text:c="3"/>5.54 </text:p>
          </table:table-cell>
          <table:table-cell table:style-name="ce30" office:value-type="float" office:value="65" calcext:value-type="float">
            <text:p><text:s text:c="3"/>65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14" calcext:value-type="float">
            <text:p><text:s text:c="3"/>5.14 </text:p>
          </table:table-cell>
          <table:table-cell table:style-name="ce18" office:value-type="float" office:value="42" calcext:value-type="float">
            <text:p><text:s text:c="3"/>42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32" calcext:value-type="float">
            <text:p><text:s text:c="3"/>3.32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514" calcext:value-type="float">
            <text:p><text:s text:c="3"/>514 </text:p>
          </table:table-cell>
          <table:table-cell table:style-name="ce25" office:value-type="float" office:value="5.02" calcext:value-type="float">
            <text:p><text:s text:c="3"/>5.02 </text:p>
          </table:table-cell>
          <table:table-cell table:style-name="ce25" office:value-type="float" office:value="61.02" calcext:value-type="float">
            <text:p><text:s text:c="3"/>61.02 </text:p>
          </table:table-cell>
          <table:table-cell table:style-name="ce29" office:value-type="float" office:value="64" calcext:value-type="float">
            <text:p><text:s text:c="3"/>64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58" calcext:value-type="float">
            <text:p><text:s text:c="3"/>7.58 </text:p>
          </table:table-cell>
          <table:table-cell table:style-name="ce29" office:value-type="float" office:value="103" calcext:value-type="float">
            <text:p><text:s text:c="3"/>103 </text:p>
          </table:table-cell>
          <table:table-cell table:style-name="ce25" office:value-type="float" office:value="1" calcext:value-type="float">
            <text:p><text:s text:c="3"/>1.00 </text:p>
          </table:table-cell>
          <table:table-cell table:style-name="ce25" office:value-type="float" office:value="12.2" calcext:value-type="float">
            <text:p><text:s text:c="3"/>12.20 </text:p>
          </table:table-cell>
          <table:table-cell table:style-name="ce29" office:value-type="float" office:value="39" calcext:value-type="float">
            <text:p><text:s text:c="3"/>39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62" calcext:value-type="float">
            <text:p><text:s text:c="3"/>4.62 </text:p>
          </table:table-cell>
          <table:table-cell table:style-name="ce29" office:value-type="float" office:value="55" calcext:value-type="float">
            <text:p><text:s text:c="3"/>55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51" calcext:value-type="float">
            <text:p><text:s text:c="3"/>6.51 </text:p>
          </table:table-cell>
          <table:table-cell table:style-name="ce17" office:value-type="float" office:value="11" calcext:value-type="float">
            <text:p><text:s text:c="3"/>11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45" office:value-type="float" office:value="1.3" calcext:value-type="float">
            <text:p><text:s text:c="3"/>1.3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505" calcext:value-type="float">
            <text:p><text:s text:c="3"/>505 </text:p>
          </table:table-cell>
          <table:table-cell table:style-name="ce26" office:value-type="float" office:value="5.45" calcext:value-type="float">
            <text:p><text:s text:c="3"/>5.45 </text:p>
          </table:table-cell>
          <table:table-cell table:style-name="ce26" office:value-type="float" office:value="66.35" calcext:value-type="float">
            <text:p><text:s text:c="3"/>66.35 </text:p>
          </table:table-cell>
          <table:table-cell table:style-name="ce30" office:value-type="float" office:value="57" calcext:value-type="float">
            <text:p><text:s text:c="3"/>57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47" calcext:value-type="float">
            <text:p><text:s text:c="3"/>7.47 </text:p>
          </table:table-cell>
          <table:table-cell table:style-name="ce30" office:value-type="float" office:value="93" calcext:value-type="float">
            <text:p><text:s text:c="3"/>93 </text:p>
          </table:table-cell>
          <table:table-cell table:style-name="ce26" office:value-type="float" office:value="1" calcext:value-type="float">
            <text:p><text:s text:c="3"/>1.00 </text:p>
          </table:table-cell>
          <table:table-cell table:style-name="ce26" office:value-type="float" office:value="12.19" calcext:value-type="float">
            <text:p><text:s text:c="3"/>12.19 </text:p>
          </table:table-cell>
          <table:table-cell table:style-name="ce30" office:value-type="float" office:value="36" calcext:value-type="float">
            <text:p><text:s text:c="3"/>36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72" calcext:value-type="float">
            <text:p><text:s text:c="3"/>4.72 </text:p>
          </table:table-cell>
          <table:table-cell table:style-name="ce30" office:value-type="float" office:value="48" calcext:value-type="float">
            <text:p><text:s text:c="3"/>48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29" calcext:value-type="float">
            <text:p><text:s text:c="3"/>6.29 </text:p>
          </table:table-cell>
          <table:table-cell table:style-name="ce18" office:value-type="float" office:value="11" calcext:value-type="float">
            <text:p><text:s text:c="3"/>11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46" office:value-type="float" office:value="1.44" calcext:value-type="float">
            <text:p><text:s text:c="3"/>1.44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20" office:value-type="float" office:value="9" calcext:value-type="float">
            <text:p><text:s text:c="3"/>9 </text:p>
          </table:table-cell>
          <table:table-cell table:style-name="ce28" office:value-type="float" office:value="0.91" calcext:value-type="float">
            <text:p><text:s text:c="3"/>0.91 </text:p>
          </table:table-cell>
          <table:table-cell table:style-name="ce28" office:value-type="float" office:value="11.07" calcext:value-type="float">
            <text:p><text:s text:c="3"/>11.07 </text:p>
          </table:table-cell>
          <table:table-cell table:style-name="ce33" office:value-type="float" office:value="7" calcext:value-type="float">
            <text:p><text:s text:c="3"/>7 </text:p>
          </table:table-cell>
          <table:table-cell table:style-name="ce35" office:value-type="float" office:value="0.71" calcext:value-type="float">
            <text:p><text:s text:c="3"/>0.71 </text:p>
          </table:table-cell>
          <table:table-cell table:style-name="ce35" office:value-type="float" office:value="8.61" calcext:value-type="float">
            <text:p><text:s text:c="3"/>8.61 </text:p>
          </table:table-cell>
          <table:table-cell table:style-name="ce31" office:value-type="float" office:value="10" calcext:value-type="float">
            <text:p><text:s text:c="3"/>10 </text:p>
          </table:table-cell>
          <table:table-cell table:style-name="ce28" office:value-type="float" office:value="1.01" calcext:value-type="float">
            <text:p><text:s text:c="3"/>1.01 </text:p>
          </table:table-cell>
          <table:table-cell table:style-name="ce28" office:value-type="float" office:value="12.3" calcext:value-type="float">
            <text:p><text:s text:c="3"/>12.30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8" office:value-type="float" office:value="0.3" calcext:value-type="float">
            <text:p><text:s text:c="3"/>0.30 </text:p>
          </table:table-cell>
          <table:table-cell table:style-name="ce28" office:value-type="float" office:value="3.69" calcext:value-type="float">
            <text:p><text:s text:c="3"/>3.69 </text:p>
          </table:table-cell>
          <table:table-cell table:style-name="ce31" office:value-type="float" office:value="7" calcext:value-type="float">
            <text:p><text:s text:c="3"/>7 </text:p>
          </table:table-cell>
          <table:table-cell table:style-name="ce28" office:value-type="float" office:value="0.71" calcext:value-type="float">
            <text:p><text:s text:c="3"/>0.71 </text:p>
          </table:table-cell>
          <table:table-cell table:style-name="ce38" office:value-type="float" office:value="8.61" calcext:value-type="float">
            <text:p><text:s text:c="3"/>8.61 </text:p>
          </table:table-cell>
          <table:table-cell table:style-name="ce41" office:value-type="float" office:value="0" calcext:value-type="float">
            <text:p>— </text:p>
          </table:table-cell>
          <table:table-cell table:style-name="ce44" office:value-type="float" office:value="0" calcext:value-type="float">
            <text:p>－ </text:p>
          </table:table-cell>
          <table:table-cell table:style-name="ce48" office:value-type="float" office:value="0" calcext:value-type="float">
            <text:p>－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1" table:number-columns-repeated="14"/>
          <table:table-cell table:style-name="ce39" office:value-type="string" calcext:value-type="string" table:number-columns-spanned="4" table:number-rows-spanned="1">
            <text:p>內政部戶政司 民國98年12月7日編製</text:p>
          </table:table-cell>
          <table:covered-table-cell table:number-columns-repeated="3" table:style-name="ce42"/>
          <table:table-cell table:number-columns-repeated="1005"/>
        </table:table-row>
        <table:table-row table:style-name="ro10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2" table:number-columns-repeated="18"/>
          <table:table-cell table:style-name="ce49" table:number-columns-repeated="1005"/>
        </table:table-row>
        <table:table-row table:style-name="ro11">
          <table:table-cell table:style-name="ce10"/>
          <table:table-cell table:style-name="ce21" table:number-columns-repeated="18"/>
          <table:table-cell table:number-columns-repeated="1005"/>
        </table:table-row>
        <table:table-row table:style-name="ro12">
          <table:table-cell table:style-name="ce11" table:number-columns-repeated="18"/>
          <table:table-cell/>
          <table:table-cell table:style-name="ce50"/>
          <table:table-cell table:style-name="ce11" table:number-columns-repeated="1004"/>
        </table:table-row>
        <table:table-row table:style-name="ro12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2" table:number-rows-repeated="39">
          <table:table-cell table:style-name="ce11" table:number-columns-repeated="1024"/>
        </table:table-row>
        <table:table-row table:style-name="ro13" table:number-rows-repeated="2843">
          <table:table-cell table:style-name="ce11" table:number-columns-repeated="1024"/>
        </table:table-row>
        <table:table-row table:style-name="ro13" table:number-rows-repeated="10456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09-12-07T18:01:56</dc:date>
    <meta:print-date>2009-11-06T11:05:13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